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e système nerveux central.</text:p>
      <text:p text:style-name="Normal">• L'encéphale.</text:p>
      <text:p text:style-name="Normal">• Les méninges.</text:p>
      <text:p text:style-name="Normal">• La barrière hémato-encéphalique.</text:p>
      <text:p text:style-name="Normal">• Les neurotransmetteurs.</text:p>
      <text:p text:style-name="Normal">• La moelle épinière.</text:p>
      <text:p text:style-name="Normal">• Exercices corrigés.</text:p>
      <text:p text:style-name="Normal">Le système nerveux central (SNC) comprend l'encéphale et la moelle épinière. Les fonctions</text:p>
      <text:p text:style-name="Normal">du SNC incluent l'orientation et la coordination du corps, l'intégration des expériences</text:p>
      <text:p text:style-name="Normal">(apprentissage), et la programmation des comportements instinctifs. Le SNC est formée de</text:p>
      <text:p text:style-name="Normal">substance blanche et de substance grise. La substance grise est constituée des corps cellulaires</text:p>
      <text:p text:style-name="Normal">des neurones et de dendrites ou d'axones non myélinisés et de névroglie. Elle forme le cortex</text:p>
      <text:p text:style-name="Normal">cérébral et le cortex cérébelleux de l'encéphale et la région centrale de la moelle épinière. La</text:p>
      <text:p text:style-name="Normal">substance blanche, présente dans le SNC, est constituée d'agrégats d'axones myélinisés et</text:p>
      <text:p text:style-name="Normal">forme des faisceaux nerveux.</text:p>
      <text:p text:style-name="Normal">74</text:p>
      <text:p text:style-name="Normal">L'encéphale.</text:p>
      <text:p text:style-name="Normal">L'encéphale est divisé en cinq régions, certaines d'entre elles comprenant de nombreuses</text:p>
      <text:p text:style-name="Normal">structures.</text:p>
      <text:p text:style-name="Normal">Région de l'encéphale. Structures.</text:p>
      <text:p text:style-name="Normal">Télencéphale. Hémisphères cérébraux (cerveau).</text:p>
      <text:p text:style-name="Normal">Diencéphale. Thalamus, hypothalamus, hypophyse.</text:p>
      <text:p text:style-name="Normal">Mésencéphale. Colliculi (tubercules quadrijumeaux) supérieurs et</text:p>
      <text:p text:style-name="Normal">inférieurs, pédoncules cérébraux.</text:p>
      <text:p text:style-name="Normal">Métencéphale. Cervelet et pont.</text:p>
      <text:p text:style-name="Normal">Myélencéphale. Moelle allongée (bulbe rachidien).</text:p>
      <text:p text:style-name="Normal">Le télencéphale-Les hémisphères cérébraux.</text:p>
      <text:p text:style-name="Normal">Les deux hémisphères cérébraux, dont la surface est plissée, sont divisés en cinq lobes. Les</text:p>
      <text:p text:style-name="Normal">hémisphères sont reliés par le corps calleux. Le cerveau est responsable des fonctions</text:p>
      <text:p text:style-name="Normal">supérieures comme la perception des influx sensoriels, la programmation des mouvements</text:p>
      <text:p text:style-name="Normal">volontaires, la mémoire, la pensée et le raisonnement. La surface externe, le cortex cérébral,</text:p>
      <text:soft-page-break/>
      <text:p text:style-name="Normal">est constitué de substance grise forme de replis. Les saisies sont appelées circonvolutions ou</text:p>
      <text:p text:style-name="Normal">gyri (au singulier gyrus) et les sillons sont appelés sulci (au singulier, sulcus). Ces replis</text:p>
      <text:p text:style-name="Normal">augmentent considérablement la surface occupée par la substance grise. Au dessous du cortex</text:p>
      <text:p text:style-name="Normal">cérébral, se trouve une couche épaisse de substance blanche cérébrale.</text:p>
      <text:p text:style-name="Normal">Le diencéphale.</text:p>
      <text:p text:style-name="Normal">Le diencéphale est une région autonome importante du cerveau antérieur, presque entièrement</text:p>
      <text:p text:style-name="Normal">recouverte par les hémisphères cérébraux. Elle comprend :</text:p>
      <text:p text:style-name="Normal">Le thalamus. Le thalamus est un organe pair situé juste au dessous du ventricule latéral. Il est</text:p>
      <text:p text:style-name="Normal">le relais de tous les influx sensoriels, sauf ceux de l'odorat, vers le cortex cérébral.</text:p>
      <text:p text:style-name="Normal">L'hypothalamus. L'hypothalamus comporte plusieurs noyaux interconnectés à d'autres</text:p>
      <text:p text:style-name="Normal">régions de l'encéphale. La plupart des fonctions qu'il assure sont liées à la régulation des</text:p>
      <text:p text:style-name="Normal">activités viscérales incluant la régulation cardio-vasculaire, la régulation de la température</text:p>
      <text:p text:style-name="Normal">corporelle, l'équilibre de l'eau et des électrolytes, les activités gastro intestinales et la faim, le</text:p>
      <text:p text:style-name="Normal">sommeil et l'état de veille, la réponse sexuelle, les émotions et le contrôle des fonctions</text:p>
      <text:p text:style-name="Normal">endocrine par la stimulation de l'adénohypophyse.</text:p>
      <text:p text:style-name="Normal">L'épithalamus. La glande pinéale émerge de l'épithalamus. Elle secrète une hormone, la</text:p>
      <text:p text:style-name="Normal">mélatonine, qui pourrait jouer un rôle dans le déclenchement de la puberté.</text:p>
      <text:p text:style-name="Normal">L'hypophyse (glande pituitaire). L'hypophyse comprend une région antérieure,</text:p>
      <text:p text:style-name="Normal">l'adénohypophyse (antéhypophyse), et une région postérieure, la neurohypophyse.</text:p>
      <text:p text:style-name="Normal">L'hypophyse est une glande endocrine.</text:p>
      <text:p text:style-name="Normal">75</text:p>
      <text:p text:style-name="Normal">•SAVOIR ;</text:p>
      <text:p text:style-name="Normal">Les cinq lobes cérébraux et leurs fonctions.</text:p>
      <text:p text:style-name="Normal">- Le lobe frontal : contrôle volontaire des muscles squelettiques ;</text:p>
      <text:p text:style-name="Normal">Personnalité ; processus intellectuels, communication verbale.</text:p>
      <text:p text:style-name="Normal">- Le lobe pariétal : sensations cutanées et musculaires ; compréhension et élaboration des</text:p>
      <text:p text:style-name="Normal">mots.</text:p>
      <text:p text:style-name="Normal">- Le lobe temporal : interprétation des sensations auditives ; mémoire auditive et visuelle.</text:p>
      <text:p text:style-name="Normal">- Le lobe occipital : vision consciente ; intégration des mouvements aux stimuli visuels ;</text:p>
      <text:p text:style-name="Normal">interprétation des stimuli visuels en les comparant aux expériences visuelles passées.</text:p>
      <text:p text:style-name="Normal">- Le lobe insulaire : mémoire ; intégration des autres activités cérébrales.</text:p>
      <text:soft-page-break/>
      <text:p text:style-name="Normal">Le mésencéphale.</text:p>
      <text:p text:style-name="Normal">Le mésencéphale, ou cerveau moyen, situé entre le diencéphale et le pont, est un court</text:p>
      <text:p text:style-name="Normal">segment du tronc cérébral. Il comprend les colliculi (tubercules quadrijumeaux) supérieurs qui</text:p>
      <text:p text:style-name="Normal">participent aux reflexes visuels, les colliculi inférieurs, qui sont un relais sur les voies</text:p>
      <text:p text:style-name="Normal">auditives, et les pédoncules cérébraux contenant des fibres sensorielles et motrices.</text:p>
      <text:p text:style-name="Normal">Le métencéphale.</text:p>
      <text:p text:style-name="Normal">Le métencéphale comprend :</text:p>
      <text:p text:style-name="Normal">• Le pont. Le pont est composé de neurofibres qui relaient les influx nerveux d'une</text:p>
      <text:p text:style-name="Normal">région à une autre de l'encéphale. De nombreux nerfs crâniens prennent naissance à</text:p>
      <text:p text:style-name="Normal">ce niveau. Le centre apneustique et le centre pneumotaxique, impliqués dans la</text:p>
      <text:p text:style-name="Normal">régulation de la fréquence respiratoire, sont situés dans le pont.</text:p>
      <text:p text:style-name="Normal">• Le cervelet. Le cervelet est constitué de deux hémisphères et est responsable de la</text:p>
      <text:p text:style-name="Normal">coagulation involontaire des contractions des muscles squelettiques en réponse aux</text:p>
      <text:p text:style-name="Normal">stimuli provenant des propriocepteurs des muscles, des tendons, des articulations et</text:p>
      <text:p text:style-name="Normal">des organes sensoriels.</text:p>
      <text:p text:style-name="Normal">Le myélencéphale- la moelle allongée.</text:p>
      <text:p text:style-name="Normal">La moelle allongée (bulbe rachidien) est rattachée à la moelle épinière et constitue la partie la</text:p>
      <text:p text:style-name="Normal">plus volumineuse du tronc cérébral. Ce dernier est constitué principalement de faisceaux de</text:p>
      <text:p text:style-name="Normal">substance blanche qui relie la moelle épinière et l'encéphale. Les trois régions qui contrôlent</text:p>
      <text:p text:style-name="Normal">les fonctions autonomes sont ; le centre cardiaque, d'où partent des fibres inhibitrices et</text:p>
      <text:p text:style-name="Normal">accélératrices qui innervent le cœur ; le centre vasomoteur, qui est responsable de la</text:p>
      <text:p text:style-name="Normal">contraction des muscles lisses des artérioles ; et les centres respiratoires , qui contrôlent la</text:p>
      <text:p text:style-name="Normal">fréquence et l' amplitude de la respiration.</text:p>
      <text:p text:style-name="Normal">76</text:p>
      <text:p text:style-name="Normal">Les ventricules cérébraux.</text:p>
      <text:p text:style-name="Normal">Les ventricules forment un ensemble de cavités qui sont reliées les unes aux autres et au canal</text:p>
      <text:p text:style-name="Normal">central (canal de l'épendyme) de la moelle épinière.</text:p>
      <text:p text:style-name="Normal">•SAVOIR.</text:p>
      <text:p text:style-name="Normal">Les ventricules latéraux : un ventricule dans chaque hémisphère cérébral.</text:p>
      <text:p text:style-name="Normal">Le troisième ventricule : situé dans le diencéphale.</text:p>
      <text:p text:style-name="Normal">Le quatrième ventricule : situé dans le tronc cérébral.</text:p>
      <text:soft-page-break/>
      <text:p text:style-name="Normal">Les méninges.</text:p>
      <text:p text:style-name="Normal">Les méninges sont trois membranes de tissu conjonctif qui recouvrent entièrement le SNC.</text:p>
      <text:p text:style-name="Normal">De l'extérieur vers l'intérieur, les trois méninges sont : la dure-mère, l'arachnoïde et la pie</text:p>
      <text:p text:style-name="Normal">mère.</text:p>
      <text:p text:style-name="Normal">Au niveau rachidien, la dure mère est une couche résistante, tubulaire qui entoure la moelle</text:p>
      <text:p text:style-name="Normal">épinière. L'espace subdural est une région vascularisée entre la dure mère et le canal vertébral.</text:p>
      <text:p text:style-name="Normal">L'anesthésie épidurale est réalisée par injection d'anesthésique dans cet espace. La cavité</text:p>
      <text:p text:style-name="Normal">subarachnoïdienne est située entre l'arachnoïde et la pie mère. Elle contient le liquide</text:p>
      <text:p text:style-name="Normal">céphalorachidien. Le liquide céphalorachidien (LCR) est un liquide clair produit</text:p>
      <text:p text:style-name="Normal">continuellement par le transport actif de substances à partir du plasma sanguin par les plexus</text:p>
      <text:p text:style-name="Normal">choroïdes qui sont des capillaires spécialisés du toit de chaque ventricule. Le LCR constitue</text:p>
      <text:p text:style-name="Normal">un coussin protecteur du SNC ; il amortit les chocs au niveau de l'encéphale. Le LCR circule</text:p>
      <text:p text:style-name="Normal">dans les ventricules cérébraux et dans la cavité subarachnoïdienne.</text:p>
      <text:p text:style-name="Normal">La barrière hémato-encéphalique.</text:p>
      <text:p text:style-name="Normal">La barrière hémato-encéphalique(BHE) est assurée par une modification de la structure des</text:p>
      <text:p text:style-name="Normal">capillaires qui entourent le tissu conjonctif et par les prolongements vasculaires des astrocytes</text:p>
      <text:p text:style-name="Normal">(cellules de la névroglie du SNC). La BHE permet le passage sélectif de substances du plasma</text:p>
      <text:p text:style-name="Normal">sanguin vers le liquide extracellulaire de l'encéphale. Des composés de structure lipophile,</text:p>
      <text:p text:style-name="Normal">ainsi que H2O, O2 , CO2 , et le glucose peuvent traverser facilement la BHE. Il en est de même</text:p>
      <text:p text:style-name="Normal">pour certains composés chimiques comme l'alcool, la nicotine, et les anesthésiques. Les ions</text:p>
      <text:p text:style-name="Normal">inorganiques traversent cette barrière beaucoup plus lentement et le passage d'autres</text:p>
      <text:p text:style-name="Normal">substances, comme les grosses protéines, les lipides certaines toxines et la plupart des</text:p>
      <text:p text:style-name="Normal">antibiotiques, est restreint.</text:p>
      <text:p text:style-name="Normal">77</text:p>
      <text:p text:style-name="Normal">Les neurotransmetteurs.</text:p>
      <text:p text:style-name="Normal">On dénombre plus de 200 Les neurotransmetteurs synthétisés et secrétés par les neurones de</text:p>
      <text:p text:style-name="Normal">l'encéphale. Les plus importants sont listés ci-après.</text:p>
      <text:p text:style-name="Normal">Neurotransmetteur.</text:p>
      <text:p text:style-name="Normal">Acétylcholine.</text:p>
      <text:p text:style-name="Normal">Adrénaline (épinéphrine)</text:p>
      <text:p text:style-name="Normal">Noradrénaline (norépinéphrine).</text:p>
      <text:soft-page-break/>
      <text:p text:style-name="Normal">Dopamine.</text:p>
      <text:p text:style-name="Normal">Acide gamma-amino butyrique</text:p>
      <text:p text:style-name="Normal">(GABA)</text:p>
      <text:p text:style-name="Normal">Enképhalines, endorphines.</text:p>
      <text:p text:style-name="Normal">Fonction.</text:p>
      <text:p text:style-name="Normal">Transmet l'influx à travers les synapses.</text:p>
      <text:p text:style-name="Normal">Agit sur le réveil et maintient l'état de vigilance.</text:p>
      <text:p text:style-name="Normal">Régulation de la fonction motrice.</text:p>
      <text:p text:style-name="Normal">Coordination motrice par l'inhibition du fonctionnement</text:p>
      <text:p text:style-name="Normal">de certains neurones.</text:p>
      <text:p text:style-name="Normal">Inhibent la perception et la transmission de la douleur.</text:p>
      <text:p text:style-name="Normal">La moelle épinière.</text:p>
      <text:p text:style-name="Normal">La moelle épinière (rachis) passe dans le canal vertébralde la colonne vertébrale et s'étend</text:p>
      <text:p text:style-name="Normal">jusqu'à la première vertèbre lombaire (L1). Elle est en continuité avec l'encéphale au niveau</text:p>
      <text:p text:style-name="Normal">du foramen magnum du crâne. La partie centrale de la moelle épinière, qui joue un rôle dans</text:p>
      <text:p text:style-name="Normal">les réflexes, est constituée de substance grise. En périphérie, la moelle épinière est constituée</text:p>
      <text:p text:style-name="Normal">de faisceaux ascendants de substance blanche conduisant les influx nerveux vers l'encéphale</text:p>
      <text:p text:style-name="Normal">et des faisceaux descendants conduisant les influx qui en partent. Trente et une paire de nerfs</text:p>
      <text:p text:style-name="Normal">rachidiens partent de la moelle épinière. En coupe transversale, la substance griseprésente</text:p>
      <text:p text:style-name="Normal">quatre cornes (figure 10.1).</text:p>
      <text:p text:style-name="Normal">Les axones des fibres sensitives qui arrivent à la moelle épinière se terminent par des cornes</text:p>
      <text:p text:style-name="Normal">dorsales (postérieures) ; les cornes ventrales (antérieures) contiennent les dendrites et les</text:p>
      <text:p text:style-name="Normal">corps cellulaires des neurones moteurs. Au niveau thoracique et lombaire, la moelle présente</text:p>
      <text:p text:style-name="Normal">des cornes latérales, qui contiennent des neurones moteurs du système sympathique dont les</text:p>
      <text:p text:style-name="Normal">axones quittent la moelle épinière par sa racine ventrale. La substance blanche est composée</text:p>
      <text:p text:style-name="Normal">exclusivement de fibres myélinisées qui forment des faisceaux nerveux. La substance blanche</text:p>
      <text:p text:style-name="Normal">est divisée en trois régions : le cordon dorsal, le cordon latéral et le cordon ventral.</text:p>
      <text:p text:style-name="Normal">78</text:p>
      <text:p text:style-name="Normal">Exercices</text:p>
      <text:p text:style-name="Normal">1 Vrai ou faux ?</text:p>
      <text:p text:style-name="Normal">a) La glande pinéa le, l'hypot hala mus et l'hypo physe o nt des fo nct io ns</text:p>
      <text:soft-page-break/>
      <text:p text:style-name="Normal">neuroendocriniennes.</text:p>
      <text:p text:style-name="Normal">b) Le thalamus est un centre de relais important de tous les influx sensoriels (sauf ceux</text:p>
      <text:p text:style-name="Normal">de l'olfaction) qui sont conduits jusqu'au cerveau.</text:p>
      <text:p text:style-name="Normal">c) Les ventricules cérébraux sont pairs, sauf le cinquième.</text:p>
      <text:p text:style-name="Normal">d) Les cornes dorsales de la moelle épinière contiennent uniquement des neurones</text:p>
      <text:p text:style-name="Normal">moteurs. Les neurones moteurs conduisent l'information à partir des récepteurs</text:p>
      <text:p text:style-name="Normal">périphériques jusqu'au SNC.</text:p>
      <text:p text:style-name="Normal">2 Compléter :</text:p>
      <text:p text:style-name="Normal">a) Å est le méninge le plus proche de l'encéphale.</text:p>
      <text:p text:style-name="Normal">b) Å sont des cellules de a névroglie qui font partie de la barrière hémato-encéphalique.</text:p>
      <text:p text:style-name="Normal">c) La moelle épinière se termine au niveau deÅ</text:p>
      <text:p text:style-name="Normal">Solutions</text:p>
      <text:p text:style-name="Normal">1</text:p>
      <text:p text:style-name="Normal">a) vrai.</text:p>
      <text:p text:style-name="Normal">b) vrai.</text:p>
      <text:p text:style-name="Normal">c) faux.</text:p>
      <text:p text:style-name="Normal">d) faux.</text:p>
      <text:p text:style-name="Normal">2</text:p>
      <text:p text:style-name="Normal">(a) la pie mère.</text:p>
      <text:p text:style-name="Normal">(b) les astrocytes.</text:p>
      <text:p text:style-name="Normal">(c) la première vertèbre lombaire, L.1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4-12-11T10:47:00Z</meta:creation-date>
    <dc:date>2024-12-11T10:50:00Z</dc:date>
    <meta:template xlink:href="Normal.dotm" xlink:type="simple"/>
    <meta:editing-cycles>2</meta:editing-cycles>
    <meta:editing-duration>PT180S</meta:editing-duration>
    <meta:document-statistic meta:page-count="6" meta:paragraph-count="21" meta:word-count="1620" meta:character-count="10514" meta:row-count="74" meta:non-whitespace-character-count="8915"/>
  </office:meta>
</office:document-meta>
</file>